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argeur 1158</text:p>
          </table:table-cell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ison</text:p>
          </table:table-cell>
          <table:table-cell office:value-type="float" office:value="50" calcext:value-type="float">
            <text:p>50</text:p>
          </table:table-cell>
          <table:table-cell table:formula="of:=[.B3]/691" office:value-type="float" office:value="0.0723589001447178" calcext:value-type="float">
            <text:p>0,072358900144718</text:p>
          </table:table-cell>
        </table:table-row>
        <table:table-row table:style-name="ro1">
          <table:table-cell office:value-type="string" calcext:value-type="string">
            <text:p>trou</text:p>
          </table:table-cell>
          <table:table-cell office:value-type="float" office:value="80" calcext:value-type="float">
            <text:p>80</text:p>
          </table:table-cell>
          <table:table-cell table:formula="of:=[.B4]/691" office:value-type="float" office:value="0.115774240231548" calcext:value-type="float">
            <text:p>0,11577424023154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15" calcext:value-type="float">
            <text:p>115</text:p>
          </table:table-cell>
          <table:table-cell table:formula="of:=[.B5]/691" office:value-type="float" office:value="0.166425470332851" calcext:value-type="float">
            <text:p>0,166425470332851</text:p>
          </table:table-cell>
        </table:table-row>
        <table:table-row table:style-name="ro1">
          <table:table-cell office:value-type="string" calcext:value-type="string">
            <text:p>démon</text:p>
          </table:table-cell>
          <table:table-cell office:value-type="float" office:value="150" calcext:value-type="float">
            <text:p>150</text:p>
          </table:table-cell>
          <table:table-cell table:formula="of:=[.B6]/691" office:value-type="float" office:value="0.217076700434153" calcext:value-type="float">
            <text:p>0,217076700434153</text:p>
          </table:table-cell>
        </table:table-row>
        <table:table-row table:style-name="ro1">
          <table:table-cell table:number-columns-repeated="2"/>
          <table:table-cell table:formula="of:=[.B7]/6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êt</text:p>
          </table:table-cell>
          <table:table-cell office:value-type="float" office:value="261" calcext:value-type="float">
            <text:p>261</text:p>
          </table:table-cell>
          <table:table-cell table:formula="of:=[.B8]/691" office:value-type="float" office:value="0.377713458755427" calcext:value-type="float">
            <text:p>0,377713458755427</text:p>
          </table:table-cell>
        </table:table-row>
        <table:table-row table:style-name="ro1">
          <table:table-cell office:value-type="string" calcext:value-type="string">
            <text:p>1 T.</text:p>
          </table:table-cell>
          <table:table-cell office:value-type="float" office:value="296" calcext:value-type="float">
            <text:p>296</text:p>
          </table:table-cell>
          <table:table-cell table:formula="of:=[.B9]/691" office:value-type="float" office:value="0.428364688856729" calcext:value-type="float">
            <text:p>0,428364688856729</text:p>
          </table:table-cell>
        </table:table-row>
        <table:table-row table:style-name="ro1">
          <table:table-cell office:value-type="string" calcext:value-type="string">
            <text:p>2 T.</text:p>
          </table:table-cell>
          <table:table-cell office:value-type="float" office:value="329" calcext:value-type="float">
            <text:p>329</text:p>
          </table:table-cell>
          <table:table-cell table:formula="of:=[.B10]/691" office:value-type="float" office:value="0.476121562952243" calcext:value-type="float">
            <text:p>0,476121562952243</text:p>
          </table:table-cell>
        </table:table-row>
        <table:table-row table:style-name="ro1">
          <table:table-cell table:number-columns-repeated="2"/>
          <table:table-cell table:formula="of:=[.B11]/6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he</text:p>
          </table:table-cell>
          <table:table-cell office:value-type="float" office:value="393" calcext:value-type="float">
            <text:p>393</text:p>
          </table:table-cell>
          <table:table-cell table:formula="of:=[.B12]/691" office:value-type="float" office:value="0.568740955137482" calcext:value-type="float">
            <text:p>0,568740955137482</text:p>
          </table:table-cell>
        </table:table-row>
        <table:table-row table:style-name="ro1">
          <table:table-cell office:value-type="string" calcext:value-type="string">
            <text:p>arrêt</text:p>
          </table:table-cell>
          <table:table-cell office:value-type="float" office:value="428" calcext:value-type="float">
            <text:p>428</text:p>
          </table:table-cell>
          <table:table-cell table:formula="of:=[.B13]/691" office:value-type="float" office:value="0.619392185238784" calcext:value-type="float">
            <text:p>0,619392185238784</text:p>
          </table:table-cell>
        </table:table-row>
        <table:table-row table:style-name="ro1">
          <table:table-cell table:number-columns-repeated="2"/>
          <table:table-cell table:formula="of:=[.B14]/6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he</text:p>
          </table:table-cell>
          <table:table-cell office:value-type="float" office:value="510" calcext:value-type="float">
            <text:p>510</text:p>
          </table:table-cell>
          <table:table-cell table:formula="of:=[.B15]/691" office:value-type="float" office:value="0.738060781476122" calcext:value-type="float">
            <text:p>0,738060781476122</text:p>
          </table:table-cell>
        </table:table-row>
        <table:table-row table:style-name="ro1">
          <table:table-cell office:value-type="string" calcext:value-type="string">
            <text:p>arrêt</text:p>
          </table:table-cell>
          <table:table-cell office:value-type="float" office:value="544" calcext:value-type="float">
            <text:p>544</text:p>
          </table:table-cell>
          <table:table-cell table:formula="of:=[.B16]/691" office:value-type="float" office:value="0.78726483357453" calcext:value-type="float">
            <text:p>0,78726483357453</text:p>
          </table:table-cell>
        </table:table-row>
        <table:table-row table:style-name="ro1">
          <table:table-cell table:number-columns-repeated="2"/>
          <table:table-cell table:formula="of:=[.B17]/69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/>
          <table:table-cell table:formula="of:=[.B18]/6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ou</text:p>
          </table:table-cell>
          <table:table-cell office:value-type="float" office:value="81" calcext:value-type="float">
            <text:p>81</text:p>
          </table:table-cell>
          <table:table-cell table:formula="of:=[.B19]/691" office:value-type="float" office:value="0.117221418234443" calcext:value-type="float">
            <text:p>0,117221418234443</text:p>
          </table:table-cell>
        </table:table-row>
        <table:table-row table:style-name="ro1">
          <table:table-cell office:value-type="string" calcext:value-type="string">
            <text:p>Particules</text:p>
          </table:table-cell>
          <table:table-cell office:value-type="float" office:value="172" calcext:value-type="float">
            <text:p>172</text:p>
          </table:table-cell>
          <table:table-cell table:formula="of:=[.B20]/691" office:value-type="float" office:value="0.248914616497829" calcext:value-type="float">
            <text:p>0,248914616497829</text:p>
          </table:table-cell>
        </table:table-row>
        <table:table-row table:style-name="ro1">
          <table:table-cell table:number-columns-repeated="2"/>
          <table:table-cell table:formula="of:=[.B21]/6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érature</text:p>
          </table:table-cell>
          <table:table-cell office:value-type="float" office:value="297" calcext:value-type="float">
            <text:p>297</text:p>
          </table:table-cell>
          <table:table-cell table:formula="of:=[.B22]/691" office:value-type="float" office:value="0.429811866859624" calcext:value-type="float">
            <text:p>0,429811866859624</text:p>
          </table:table-cell>
        </table:table-row>
        <table:table-row table:style-name="ro1">
          <table:table-cell office:value-type="string" calcext:value-type="string">
            <text:p>Gauche</text:p>
          </table:table-cell>
          <table:table-cell office:value-type="float" office:value="413" calcext:value-type="float">
            <text:p>413</text:p>
          </table:table-cell>
          <table:table-cell table:formula="of:=[.B23]/691" office:value-type="float" office:value="0.597684515195369" calcext:value-type="float">
            <text:p>0,597684515195369</text:p>
          </table:table-cell>
        </table:table-row>
        <table:table-row table:style-name="ro1">
          <table:table-cell office:value-type="string" calcext:value-type="string">
            <text:p>Droite</text:p>
          </table:table-cell>
          <table:table-cell office:value-type="float" office:value="530" calcext:value-type="float">
            <text:p>530</text:p>
          </table:table-cell>
          <table:table-cell table:formula="of:=[.B24]/691" office:value-type="float" office:value="0.767004341534009" calcext:value-type="float">
            <text:p>0,767004341534009</text:p>
          </table:table-cell>
        </table:table-row>
        <table:table-row table:style-name="ro1">
          <table:table-cell table:number-columns-repeated="2"/>
          <table:table-cell table:formula="of:=[.B25]/6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 office:value-type="float" office:value="638" calcext:value-type="float">
            <text:p>638</text:p>
          </table:table-cell>
          <table:table-cell table:formula="of:=[.B26]/691" office:value-type="float" office:value="0.923299565846599" calcext:value-type="float">
            <text:p>0,9232995658465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auteur 691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158" calcext:value-type="float">
            <text:p>1158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[.B31]/1158" office:value-type="float" office:value="0.0379965457685665" calcext:value-type="float">
            <text:p>0,0379965457685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formula="of:=[.B32]/1158" office:value-type="float" office:value="0.0664939550949914" calcext:value-type="float">
            <text:p>0,0664939550949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formula="of:=[.B33]/1158" office:value-type="float" office:value="0.0949913644214162" calcext:value-type="float">
            <text:p>0,094991364421416</text:p>
          </table:table-cell>
        </table:table-row>
        <table:table-row table:style-name="ro1">
          <table:table-cell table:number-columns-repeated="2"/>
          <table:table-cell table:formula="of:=[.B34]/115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table:formula="of:=[.B35]/1158" office:value-type="float" office:value="0.150259067357513" calcext:value-type="float">
            <text:p>0,1502590673575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table:formula="of:=[.B36]/1158" office:value-type="float" office:value="0.177892918825561" calcext:value-type="float">
            <text:p>0,1778929188255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formula="of:=[.B37]/1158" office:value-type="float" office:value="0.207253886010363" calcext:value-type="float">
            <text:p>0,2072538860103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  <table:table-cell table:formula="of:=[.B38]/1158" office:value-type="float" office:value="0.236614853195164" calcext:value-type="float">
            <text:p>0,236614853195164</text:p>
          </table:table-cell>
        </table:table-row>
        <table:table-row table:style-name="ro1">
          <table:table-cell table:number-columns-repeated="2"/>
          <table:table-cell table:formula="of:=[.B39]/1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use</text:p>
          </table:table-cell>
          <table:table-cell office:value-type="float" office:value="365" calcext:value-type="float">
            <text:p>365</text:p>
          </table:table-cell>
          <table:table-cell table:formula="of:=[.B40]/1158" office:value-type="float" office:value="0.315198618307427" calcext:value-type="float">
            <text:p>0,31519861830742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412" calcext:value-type="float">
            <text:p>412</text:p>
          </table:table-cell>
          <table:table-cell table:formula="of:=[.B41]/1158" office:value-type="float" office:value="0.355785837651123" calcext:value-type="float">
            <text:p>0,355785837651123</text:p>
          </table:table-cell>
        </table:table-row>
        <table:table-row table:style-name="ro1">
          <table:table-cell office:value-type="string" calcext:value-type="string">
            <text:p>moins</text:p>
          </table:table-cell>
          <table:table-cell office:value-type="float" office:value="449" calcext:value-type="float">
            <text:p>449</text:p>
          </table:table-cell>
          <table:table-cell table:formula="of:=[.B42]/1158" office:value-type="float" office:value="0.387737478411054" calcext:value-type="float">
            <text:p>0,387737478411054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float" office:value="484" calcext:value-type="float">
            <text:p>484</text:p>
          </table:table-cell>
          <table:table-cell table:formula="of:=[.B43]/1158" office:value-type="float" office:value="0.417962003454232" calcext:value-type="float">
            <text:p>0,41796200345423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522" calcext:value-type="float">
            <text:p>522</text:p>
          </table:table-cell>
          <table:table-cell table:formula="of:=[.B44]/1158" office:value-type="float" office:value="0.450777202072539" calcext:value-type="float">
            <text:p>0,450777202072539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odè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ô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20:29:00.115393887</meta:creation-date>
    <meta:generator>LibreOffice/5.2.7.2$Linux_X86_64 LibreOffice_project/20m0$Build-2</meta:generator>
    <dc:date>2018-10-08T21:15:53.314429779</dc:date>
    <meta:editing-duration>PT26M4S</meta:editing-duration>
    <meta:editing-cycles>5</meta:editing-cycles>
    <meta:document-statistic meta:table-count="1" meta:cell-count="107" meta:object-count="0"/>
  </office:meta>
</office:document-meta>
</file>